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cd12" officeooo:paragraph-rsid="0000cd12"/>
    </style:style>
    <style:style style:name="P2" style:family="paragraph" style:parent-style-name="Standard">
      <style:text-properties officeooo:rsid="00026c87" officeooo:paragraph-rsid="00026c87"/>
    </style:style>
    <style:style style:name="T1" style:family="text">
      <style:text-properties officeooo:rsid="0004217b"/>
    </style:style>
    <style:style style:name="T2" style:family="text">
      <style:text-properties officeooo:rsid="0007d4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-year-raccoon-rabies-by-county.csv- number of raccoon rabies cases by county 1997-2017, from Florida Health website</text:p>
      <text:p text:style-name="P1">20-year-rabies-data folder- pdfs from Florida Health website of all rabies cases by all animals by year</text:p>
      <text:p text:style-name="P1">baylisascarsi_cases.csv- known cases, presentation, year, location, and outcome</text:p>
      <text:p text:style-name="P1">baylisascaris_cases-count.csv- number of cases of each presentation by state</text:p>
      <text:p text:style-name="P1"/>
      <text:p text:style-name="P2">EDIS-maps.R and rabies-map.Rproj - R documents for all maps. </text:p>
      <text:p text:style-name="P1"/>
      <text:p text:style-name="P2">all figures for each document are stored in separate folders<text:span text:style-name="T2">, actual documents on google driv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5:16:40.510203738</meta:creation-date>
    <dc:date>2018-11-01T15:25:29.717654986</dc:date>
    <meta:editing-duration>PT8M47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70" meta:character-count="530" meta:non-whitespace-character-count="465"/>
  </office:meta>
</office:document-meta>
</file>